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0ef1145" officeooo:paragraph-rsid="00ef1145"/>
    </style:style>
    <style:style style:name="P7" style:family="paragraph" style:parent-style-name="_5f_Normal">
      <style:text-properties officeooo:rsid="00ef1145" officeooo:paragraph-rsid="00f5424f"/>
    </style:style>
    <style:style style:name="P8" style:family="paragraph" style:parent-style-name="_5f_Normal">
      <style:text-properties officeooo:rsid="00ef1145" officeooo:paragraph-rsid="00ff05ed"/>
    </style:style>
    <style:style style:name="P9" style:family="paragraph" style:parent-style-name="_5f_Normal">
      <style:text-properties officeooo:rsid="00f1e699" officeooo:paragraph-rsid="00f1e699"/>
    </style:style>
    <style:style style:name="P10" style:family="paragraph" style:parent-style-name="_5f_Normal">
      <style:text-properties officeooo:rsid="00f1e699" officeooo:paragraph-rsid="00f2a61c"/>
    </style:style>
    <style:style style:name="P11" style:family="paragraph" style:parent-style-name="_5f_Normal">
      <style:text-properties officeooo:rsid="00f481fb" officeooo:paragraph-rsid="00f481fb"/>
    </style:style>
    <style:style style:name="P12" style:family="paragraph" style:parent-style-name="_5f_Normal">
      <style:text-properties officeooo:rsid="00fb1e48" officeooo:paragraph-rsid="00fb1e48"/>
    </style:style>
    <style:style style:name="P13" style:family="paragraph" style:parent-style-name="_5f_Normal">
      <style:text-properties officeooo:rsid="00f5424f" officeooo:paragraph-rsid="00f5424f"/>
    </style:style>
    <style:style style:name="P14" style:family="paragraph" style:parent-style-name="_5f_Normal">
      <style:text-properties officeooo:rsid="01006d11" officeooo:paragraph-rsid="01006d11"/>
    </style:style>
    <style:style style:name="P15" style:family="paragraph" style:parent-style-name="_5f_Normal">
      <style:text-properties officeooo:rsid="0101108d" officeooo:paragraph-rsid="0101108d"/>
    </style:style>
    <style:style style:name="P16" style:family="paragraph" style:parent-style-name="_5f_Normal">
      <style:text-properties officeooo:rsid="0102c0e0" officeooo:paragraph-rsid="0102c0e0"/>
    </style:style>
    <style:style style:name="P17" style:family="paragraph" style:parent-style-name="Title">
      <style:paragraph-properties fo:text-align="center" style:justify-single-word="false"/>
      <style:text-properties officeooo:paragraph-rsid="003f920e"/>
    </style:style>
    <style:style style:name="P18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19" style:family="paragraph" style:parent-style-name="Subtitle">
      <style:text-properties officeooo:rsid="00d2e8d5" officeooo:paragraph-rsid="00d2e8d5"/>
    </style:style>
    <style:style style:name="P20" style:family="paragraph" style:parent-style-name="_5f_Normal" style:master-page-name="">
      <loext:graphic-properties draw:fill="none"/>
      <style:paragraph-properties fo:margin-left="1in" fo:margin-right="0in" fo:margin-top="0in" fo:margin-bottom="0.139in" loext:contextual-spacing="false" fo:line-height="100%" fo:text-align="start" style:justify-single-word="false" fo:text-indent="-1in" style:auto-text-indent="false" style:page-number="auto"/>
      <style:text-properties officeooo:rsid="00f2a61c" officeooo:paragraph-rsid="00f2a61c"/>
    </style:style>
    <style:style style:name="P21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f6f77d" officeooo:paragraph-rsid="0102c0e0" style:font-size-asian="11pt" style:font-weight-asian="bold" style:font-name-complex="Times New Roman1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102c0e0" officeooo:paragraph-rsid="0102c0e0" style:font-size-asian="11pt" style:font-weight-asian="bold" style:font-name-complex="Times New Roman1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1pt" officeooo:paragraph-rsid="0102c0e0" style:font-size-asian="11pt" style:font-name-complex="Times New Roman1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1pt" officeooo:rsid="0101108d" officeooo:paragraph-rsid="0102c0e0" style:font-size-asian="11pt" style:font-name-complex="Times New Roman1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1pt" officeooo:rsid="0102c0e0" officeooo:paragraph-rsid="0102c0e0" style:font-size-asian="11pt" style:font-name-complex="Times New Roman1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1pt" officeooo:rsid="00f6f77d" officeooo:paragraph-rsid="0102c0e0" style:font-size-asian="11pt" style:font-name-complex="Times New Roman1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1pt" officeooo:rsid="0104a8ce" officeooo:paragraph-rsid="0104a8ce" style:font-size-asian="11pt" style:font-name-complex="Times New Roman1"/>
    </style:style>
    <style:style style:name="P30" style:family="paragraph" style:parent-style-name="Contents_20_Heading" style:master-page-name="Sivu_20_3">
      <style:paragraph-properties style:page-number="auto" fo:break-before="page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1pt" officeooo:rsid="0109ace2" officeooo:paragraph-rsid="0109ace2" style:font-size-asian="11pt" style:font-name-complex="Times New Roman1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1pt" officeooo:rsid="010b1ec2" officeooo:paragraph-rsid="010b1ec2" style:font-size-asian="11pt" style:font-name-complex="Times New Roman1"/>
    </style:style>
    <style:style style:name="P33" style:family="paragraph" style:parent-style-name="Numbered_20_Heading_20_1">
      <style:text-properties officeooo:rsid="00ef1145" officeooo:paragraph-rsid="00ef1145"/>
    </style:style>
    <style:style style:name="P34" style:family="paragraph" style:parent-style-name="Numbered_20_Heading_20_1">
      <style:text-properties officeooo:rsid="00f5424f" officeooo:paragraph-rsid="00f5424f"/>
    </style:style>
    <style:style style:name="P35" style:family="paragraph" style:parent-style-name="Numbered_20_Heading_20_1">
      <style:text-properties officeooo:rsid="00f6f77d" officeooo:paragraph-rsid="0102c0e0"/>
    </style:style>
    <style:style style:name="P36" style:family="paragraph" style:parent-style-name="Numbered_20_Heading_20_1">
      <style:paragraph-properties fo:break-before="page"/>
      <style:text-properties officeooo:rsid="00ef1145" officeooo:paragraph-rsid="00ef1145"/>
    </style:style>
    <style:style style:name="P37" style:family="paragraph" style:parent-style-name="Numbered_20_Heading_20_1">
      <style:paragraph-properties fo:break-before="page"/>
      <style:text-properties officeooo:rsid="00f2a61c" officeooo:paragraph-rsid="00f2a61c"/>
    </style:style>
    <style:style style:name="P38" style:family="paragraph" style:parent-style-name="Numbered_20_Heading_20_2">
      <style:text-properties officeooo:rsid="01006d11" officeooo:paragraph-rsid="01006d11"/>
    </style:style>
    <style:style style:name="P39" style:family="paragraph" style:parent-style-name="Numbered_20_Heading_20_2">
      <style:text-properties officeooo:rsid="00f6f77d" officeooo:paragraph-rsid="00f6f77d"/>
    </style:style>
    <style:style style:name="P40" style:family="paragraph" style:parent-style-name="Numbered_20_Heading_20_2">
      <style:paragraph-properties fo:break-before="page"/>
      <style:text-properties officeooo:rsid="0102c0e0" officeooo:paragraph-rsid="0102c0e0"/>
    </style:style>
    <style:style style:name="P41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f1145"/>
    </style:style>
    <style:style style:name="T4" style:family="text">
      <style:text-properties officeooo:rsid="00f1e699"/>
    </style:style>
    <style:style style:name="T5" style:family="text">
      <style:text-properties officeooo:rsid="00f2a61c"/>
    </style:style>
    <style:style style:name="T6" style:family="text">
      <style:text-properties officeooo:rsid="00f367d5"/>
    </style:style>
    <style:style style:name="T7" style:family="text">
      <style:text-properties officeooo:rsid="00f481fb"/>
    </style:style>
    <style:style style:name="T8" style:family="text">
      <style:text-properties officeooo:rsid="00f5424f"/>
    </style:style>
    <style:style style:name="T9" style:family="text">
      <style:text-properties officeooo:rsid="00f6f77d"/>
    </style:style>
    <style:style style:name="T10" style:family="text">
      <style:text-properties officeooo:rsid="00f9addd"/>
    </style:style>
    <style:style style:name="T11" style:family="text">
      <style:text-properties officeooo:rsid="0102a50d"/>
    </style:style>
    <style:style style:name="T12" style:family="text">
      <style:text-properties officeooo:rsid="0102c0e0"/>
    </style:style>
    <style:style style:name="T13" style:family="text">
      <style:text-properties officeooo:rsid="0105b04f"/>
    </style:style>
    <style:style style:name="T14" style:family="text">
      <style:text-properties officeooo:rsid="01079629"/>
    </style:style>
    <style:style style:name="T15" style:family="text">
      <style:text-properties officeooo:rsid="0108f58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1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8">Shakkipeli</text:p>
        <text:p text:style-name="P19"><text:span text:style-name="T3">Testa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15">5.9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Sisällysluettelo</text:p>
          </text:index-title>
          <text:p text:style-name="P21"><text:a xlink:type="simple" xlink:href="#__RefHeading___Toc447_236996845" text:style-name="Index_20_Link" text:visited-style-name="Index_20_Link">1 - Testauksen laajuus<text:tab/>3</text:a></text:p>
          <text:p text:style-name="P21"><text:a xlink:type="simple" xlink:href="#__RefHeading___Toc300_921470283" text:style-name="Index_20_Link" text:visited-style-name="Index_20_Link">2 - Testausaineisto<text:tab/>3</text:a></text:p>
          <text:p text:style-name="P21"><text:a xlink:type="simple" xlink:href="#__RefHeading___Toc302_921470283" text:style-name="Index_20_Link" text:visited-style-name="Index_20_Link">3 - Miten sovellusta testataan<text:tab/>3</text:a></text:p>
          <text:p text:style-name="P21"><text:a xlink:type="simple" xlink:href="#__RefHeading___Toc304_921470283" text:style-name="Index_20_Link" text:visited-style-name="Index_20_Link">4 - Testaustulokset<text:tab/>4</text:a></text:p>
          <text:p text:style-name="P21"><text:a xlink:type="simple" xlink:href="#__RefHeading___Toc170_775514014" text:style-name="Index_20_Link" text:visited-style-name="Index_20_Link">5 - Suorituskykytestaus<text:tab/>4</text:a></text:p>
          <text:p text:style-name="P22"><text:a xlink:type="simple" xlink:href="#__RefHeading___Toc360_1355958367" text:style-name="Index_20_Link" text:visited-style-name="Index_20_Link">5.1 - Suorituskykytestiympäristö<text:tab/>4</text:a></text:p>
          <text:p text:style-name="P22"><text:a xlink:type="simple" xlink:href="#__RefHeading___Toc172_775514014" text:style-name="Index_20_Link" text:visited-style-name="Index_20_Link">5.2 - Suorituskykyvertailu<text:tab/>4</text:a></text:p>
          <text:p text:style-name="P22"><text:a xlink:type="simple" xlink:href="#__RefHeading___Toc362_1355958367" text:style-name="Index_20_Link" text:visited-style-name="Index_20_Link">5.3 - Johtopäätökset<text:tab/>5</text:a></text:p>
          <text:p text:style-name="P21"><text:a xlink:type="simple" xlink:href="#__RefHeading___Toc136_775514014" text:style-name="Index_20_Link" text:visited-style-name="Index_20_Link">6 - Lähteet<text:tab/>6</text:a></text:p>
        </text:index-body>
      </text:table-of-content>
      <text:p text:style-name="Standard"/>
      <text:h text:style-name="P36" text:outline-level="1"><text:bookmark-start text:name="__RefHeading___Toc447_236996845"/>Testauksen laajuus<text:bookmark-end text:name="__RefHeading___Toc447_236996845"/></text:h>
      <text:p text:style-name="P10">Koska erilaisia shakkilaudan pelitilanteita arvioidaan olevan 10^120 kappaletta, ja näiden välillä erilaisia siirtovaihtoehtoja n. 10^3 kpl <text:span text:style-name="T5">[Wik15]</text:span>. Tämän perusteella lienee selvää, että kattavan testitapauslistan muodostaminen on mahdotonta, joten tutkivalla testauksella sovelluksen toimiminnan varmistamisessa on olennainen osa.</text:p>
      <text:p text:style-name="P6">Sovelluksen testauksessa on käytetty laajasti <text:span text:style-name="T6">toki myös</text:span> jUnitia. Testaus <text:span text:style-name="T6">jUnitilla</text:span> on keskittynyt etenkin siihen, että pelinappuloita voi siirtää shakkilaudalla ainoastaan shakin sääntöjen mukaisesti.</text:p>
      <text:h text:style-name="P33" text:outline-level="1"><text:bookmark-start text:name="__RefHeading___Toc300_921470283"/>Testausaineisto<text:bookmark-end text:name="__RefHeading___Toc300_921470283"/></text:h>
      <text:p text:style-name="P8">Testausaineisto koostuu 1<text:span text:style-name="T10">72</text:span> erillisestä yksikkötestistä, <text:span text:style-name="T4">jotka testaavat perusasiat mm. nappuloiden liikuttelusta, pelilaudan toiminnasta ja käyttäjän siirtokäskyjen vastaanotosta. Lista yksikkötesteistä löytyy jUnit-testien javadoceista: http://tuukkapa.github.io/Shakki-TIRALabra2015/javadoc/tests/</text:span></text:p>
      <text:p text:style-name="P9">Tärkein rooli kuitenkin on tutkivalla testauksella, joka yksinkertaisesti tarkoittaa sitä, että peliä pelataan <text:span text:style-name="T7">mahdollisimman monella erilaisella siirrolla ja samalla kaikkia nappuloita pyritään liikuttamaan kaikilla mahdollisilla tavoilla. S</text:span>amalla kirjataan ylös, miten tietokone vastaa käyttäjä siirtoihin. Mikäli jotain sääntöjen vastaista tai poikkeavaa tapahtuu, tällöin otetaan ylös, minkälaisessa <text:span text:style-name="T7">peli</text:span>tilanteessa poikkeus tapahtuu, ja pyritään toistamaan tilanne esimerkiksi aloittaen peli suoraan poikkeuksen aiheuttavasta tilanteesta ja seuraamalla sovelluksen toimintaa rivi riviltä.</text:p>
      <text:p text:style-name="P11">Kuten kappaleessa 1 mainittiin, kattavan listan luominen käsin tehtävistä testitapauksista on mahdoton tehtävä.</text:p>
      <text:h text:style-name="P33" text:outline-level="1"><text:bookmark-start text:name="__RefHeading___Toc302_921470283"/>Miten sovellusta testataan<text:bookmark-end text:name="__RefHeading___Toc302_921470283"/></text:h>
      <text:p text:style-name="P7">Projektihakemiston test-hakemistossa on luokat jUnit-testausta varten sovellusta vastaavissa pakkauksissa. <text:span text:style-name="T8">Yksikkötestit (jUnit) kattavat sovelluksen perustoiminnallisuuden, kuten nappuloiden sääntöjen mukaisen liikuttelun ja käyttäjän syöttämien komentojen tarkistamisen.</text:span></text:p>
      <text:p text:style-name="P12">Käyttöliittymälle ei ole tehty jUnit-testejä, vaan käyttöliittymän oikeellisuus todetaan visuaalisesti vertaamalla ohjelman tulostusta määrittelydokumenttiin.</text:p>
      <text:p text:style-name="P7">Tämän lisäksi sovellusta on testattu pelaamalla peliä tietokonetta vastaan, siirtämällä nappuloita laudalla sekä seuraamalla tarvittaessa sovelluksen toimintaa debug-moodissa etenemällä koodia rivi riviltä.</text:p>
      <text:h text:style-name="P36" text:outline-level="1"><text:bookmark-start text:name="__RefHeading___Toc304_921470283"/>Testaustulokset<text:bookmark-end text:name="__RefHeading___Toc304_921470283"/></text:h>
      <text:p text:style-name="P11">Kaikki 1<text:span text:style-name="T10">72 jUnit-</text:span>testitapausta menevät läpi. Nämä varmistavat sovelluksen perustoiminnan. Tämän lisäksi olen pelannut onnistuneesti <text:span text:style-name="T13">lukuisia pelejä</text:span> läpi ilman virhetilanteita. <text:span text:style-name="T14">Peli noudattaa shakin sääntöjä virheettömästi. Nappuloille sallitaan kaikki sääntöjen mukaiset siirrot ja sääntöjen vastaiset siirrot estetään.</text:span></text:p>
      <text:h text:style-name="P34" text:outline-level="1"><text:bookmark-start text:name="__RefHeading___Toc170_775514014"/>Suorituskykytestaus<text:bookmark-end text:name="__RefHeading___Toc170_775514014"/></text:h>
      <text:p text:style-name="P13">Oheisessa taulukossa näkyy sovelluksen suorituskyky erilaisilla pelipuun syvyyksillä <text:span text:style-name="T9">ilman alpha-beta -karsintaa sekä alpha-beta -karsinnan kera. </text:span></text:p>
      <text:p text:style-name="P15">Testi tehtiin antamalla tietokoneen suorittaa viisi siirtoa (väleissä toki oli ihmisen siirto). Siirroista mitattiin kaikkiin viiteen siirtoon kulunut yhteenlaskettu aika millisekunteina.</text:p>
      <text:p text:style-name="P14">Mikäli yksi siirto kesti yli 10 minuuttia, testi keskeytettiin ja tulokseksi kirjattiin ”<text:span text:style-name="T12">&gt; 10 min</text:span>”.</text:p>
      <text:h text:style-name="P38" text:outline-level="2"><text:bookmark-start text:name="__RefHeading___Toc360_1355958367"/>Suorituskykytestiympäristö<text:bookmark-end text:name="__RefHeading___Toc360_1355958367"/></text:h>
      <text:p text:style-name="P14">Prosessori: Intel i5 2500k (3,3GHz, 4 ydintä)<text:line-break/>Muistia: 8 Gt</text:p>
      <text:h text:style-name="P39" text:outline-level="2"><text:bookmark-start text:name="__RefHeading___Toc172_775514014"/>Suorituskyky<text:span text:style-name="T11">vertailu</text:span><text:bookmark-end text:name="__RefHeading___Toc172_77551401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>
          <table:table-cell table:style-name="Table1.A1" office:value-type="string">
            <text:p text:style-name="P23"/>
          </table:table-cell>
          <table:table-cell table:style-name="Table1.A1" table:number-columns-spanned="2" office:value-type="string">
            <text:p text:style-name="P24">Minimax</text:p>
          </table:table-cell>
          <table:covered-table-cell/>
          <table:table-cell table:style-name="Table1.D1" table:number-columns-spanned="2" office:value-type="string">
            <text:p text:style-name="P24">Alpha-beta</text:p>
          </table:table-cell>
          <table:covered-table-cell/>
        </table:table-row>
        <table:table-row>
          <table:table-cell table:style-name="Table1.A2" office:value-type="string">
            <text:p text:style-name="P23">Pelipuun syvyys</text:p>
          </table:table-cell>
          <table:table-cell table:style-name="Table1.A2" office:value-type="string">
            <text:p text:style-name="P24">5 siirtoa yhteensä <text:s/>(ms)</text:p>
          </table:table-cell>
          <table:table-cell table:style-name="Table1.A2" office:value-type="string">
            <text:p text:style-name="P24">1 siirto, keskiarvo (ms)</text:p>
          </table:table-cell>
          <table:table-cell table:style-name="Table1.A2" office:value-type="string">
            <text:p text:style-name="P24">5 siirtoa yhteensä (ms)</text:p>
          </table:table-cell>
          <table:table-cell table:style-name="Table1.E2" office:value-type="string">
            <text:p text:style-name="P24">1 siirto, keskiarvo (ms)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31">19</text:p>
          </table:table-cell>
          <table:table-cell table:style-name="Table1.A2" office:value-type="string">
            <text:p text:style-name="P31">4</text:p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31">189</text:p>
          </table:table-cell>
          <table:table-cell table:style-name="Table1.A2" office:value-type="string">
            <text:p text:style-name="P31">378</text:p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31">2891</text:p>
          </table:table-cell>
          <table:table-cell table:style-name="Table1.A2" office:value-type="string">
            <text:p text:style-name="P31">578</text:p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31">54077</text:p>
          </table:table-cell>
          <table:table-cell table:style-name="Table1.A2" office:value-type="string">
            <text:p text:style-name="P31">10815</text:p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32">2357390</text:p>
          </table:table-cell>
          <table:table-cell table:style-name="Table1.A2" office:value-type="string">
            <text:p text:style-name="P32">471478</text:p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27">&gt; 10 min</text:p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27">&gt; 10 min</text:p>
          </table:table-cell>
          <table:table-cell table:style-name="Table1.A2" office:value-type="string">
            <text:p text:style-name="P29"/>
          </table:table-cell>
          <table:table-cell table:style-name="Table1.E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8">8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7">&gt; 10 min</text:p>
          </table:table-cell>
          <table:table-cell table:style-name="Table1.A2" office:value-type="string">
            <text:p text:style-name="P27">-</text:p>
          </table:table-cell>
          <table:table-cell table:style-name="Table1.E2" office:value-type="string">
            <text:p text:style-name="P27">&gt; 10 min</text:p>
          </table:table-cell>
        </table:table-row>
      </table:table>
      <text:h text:style-name="P35" text:outline-level="1" text:is-list-header="true"/>
      <text:h text:style-name="P40" text:outline-level="2"><text:bookmark-start text:name="__RefHeading___Toc362_1355958367"/>Johtopäätökset<text:bookmark-end text:name="__RefHeading___Toc362_1355958367"/></text:h>
      <text:p text:style-name="P16">Suorituskykytestivertailun tulokset puhtaan minimax-algoritmin ja alpha-beta-karsinnalla varustetun minimax-algoritmin välillä ovat selvät. Kun pelipuun syvyys on 3 tai yli, erot suorituskyvyssä alkavat olla huomattavia.</text:p>
      <text:p text:style-name="P16">Pelipuun syvyydellä 3 alpha-beta -karsintaa käyttävä algoritmi suoriutuu siirrosta kolmannessa siitä ajasta, mitä puhdas minimax tarvitsee yhden siirron suoritukseen. Syvyydellä 5 ero on jo yli kymmenkertainen.</text:p>
      <text:h text:style-name="P37" text:outline-level="1"><text:bookmark-start text:name="__RefHeading___Toc136_775514014"/>Lähteet<text:bookmark-end text:name="__RefHeading___Toc136_775514014"/></text:h>
      <text:p text:style-name="P20">Wik15<text:tab/>Shannon number, Wikipedian artikkeli, <text:a xlink:type="simple" xlink:href="https://en.wikipedia.org/wiki/Shannon_number" text:style-name="Internet_20_link" text:visited-style-name="Visited_20_Internet_20_Link">https://en.wikipedia.org/wiki/Shannon_number</text:a> [27.8.201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6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5T22:27:36.917489347</dc:date>
    <meta:generator>LibreOffice/4.4.2.2$Linux_X86_64 LibreOffice_project/40m0$Build-2</meta:generator>
    <meta:editing-duration>PT15H49M36S</meta:editing-duration>
    <meta:editing-cycles>203</meta:editing-cycles>
    <meta:document-statistic meta:table-count="1" meta:image-count="0" meta:object-count="0" meta:page-count="6" meta:paragraph-count="74" meta:word-count="504" meta:character-count="4328" meta:non-whitespace-character-count="3904"/>
  </office:meta>
</office:document-meta>
</file>